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meta.xml" manifest:media-type="text/xml"/>
  <manifest:file-entry manifest:full-path="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styles.xml" manifest:media-type="text/xml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2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P3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P4" style:family="paragraph" style:parent-style-name="Header">
      <style:paragraph-properties fo:text-align="end" style:justify-single-word="false"/>
      <style:text-properties officeooo:paragraph-rsid="001f597d"/>
    </style:style>
    <style:style style:name="P5" style:family="paragraph" style:parent-style-name="DocText">
      <style:paragraph-properties fo:text-align="start" style:justify-single-word="false"/>
      <style:text-properties officeooo:paragraph-rsid="0056f031"/>
    </style:style>
    <style:style style:name="P6" style:family="paragraph" style:parent-style-name="Text_20_body">
      <style:text-properties officeooo:paragraph-rsid="005ca7d8"/>
    </style:style>
    <style:style style:name="P7" style:family="paragraph" style:parent-style-name="Text_20_body">
      <style:text-properties officeooo:paragraph-rsid="005e40bd"/>
    </style:style>
    <style:style style:name="P8" style:family="paragraph" style:parent-style-name="DocHeading1">
      <style:text-properties officeooo:rsid="0056f031"/>
    </style:style>
    <style:style style:name="P9" style:family="paragraph" style:parent-style-name="DocHeading2">
      <style:text-properties officeooo:paragraph-rsid="005ca7d8"/>
    </style:style>
    <style:style style:name="P10" style:family="paragraph" style:parent-style-name="DocHeading2">
      <style:text-properties officeooo:paragraph-rsid="005e40bd"/>
    </style:style>
    <style:style style:name="P11" style:family="paragraph" style:parent-style-name="DocText">
      <style:paragraph-properties fo:text-align="start" style:justify-single-word="false"/>
      <style:text-properties officeooo:rsid="0056f031" officeooo:paragraph-rsid="0056f031"/>
    </style:style>
    <style:style style:name="P12" style:family="paragraph" style:parent-style-name="DocText" style:list-style-name="L1">
      <style:paragraph-properties fo:text-align="start" style:justify-single-word="false"/>
      <style:text-properties officeooo:rsid="0056f031" officeooo:paragraph-rsid="0056f031"/>
    </style:style>
    <style:style style:name="P13" style:family="paragraph" style:parent-style-name="DocText" style:list-style-name="L2">
      <style:paragraph-properties fo:text-align="start" style:justify-single-word="false"/>
      <style:text-properties officeooo:rsid="0056f031" officeooo:paragraph-rsid="0056f031"/>
    </style:style>
    <style:style style:name="P14" style:family="paragraph" style:parent-style-name="DocText" style:list-style-name="L3">
      <style:paragraph-properties fo:text-align="start" style:justify-single-word="false"/>
      <style:text-properties officeooo:rsid="0056f031" officeooo:paragraph-rsid="0056f031"/>
    </style:style>
    <style:style style:name="P15" style:family="paragraph" style:parent-style-name="DocText" style:list-style-name="L4">
      <style:paragraph-properties fo:text-align="start" style:justify-single-word="false"/>
      <style:text-properties officeooo:rsid="0056f031" officeooo:paragraph-rsid="0056f031"/>
    </style:style>
    <style:style style:name="P16" style:family="paragraph" style:parent-style-name="DocText" style:list-style-name="L1">
      <style:paragraph-properties fo:text-align="start" style:justify-single-word="false"/>
      <style:text-properties officeooo:paragraph-rsid="0056f031"/>
    </style:style>
    <style:style style:name="P17" style:family="paragraph" style:parent-style-name="DocText" style:list-style-name="L4">
      <style:paragraph-properties fo:text-align="start" style:justify-single-word="false"/>
      <style:text-properties officeooo:paragraph-rsid="0056f031"/>
    </style:style>
    <style:style style:name="P18" style:family="paragraph" style:parent-style-name="DocText" style:list-style-name="L4">
      <style:paragraph-properties fo:text-align="start" style:justify-single-word="false"/>
      <style:text-properties officeooo:paragraph-rsid="0057dd18"/>
    </style:style>
    <style:style style:name="P19" style:family="paragraph" style:parent-style-name="DocText">
      <style:text-properties officeooo:rsid="0058b1cb"/>
    </style:style>
    <style:style style:name="P20" style:family="paragraph" style:parent-style-name="DocText">
      <style:text-properties officeooo:paragraph-rsid="005aa9c4"/>
    </style:style>
    <style:style style:name="P21" style:family="paragraph" style:parent-style-name="DocText">
      <style:text-properties officeooo:paragraph-rsid="005ca7d8"/>
    </style:style>
    <style:style style:name="P22" style:family="paragraph" style:parent-style-name="DocTitle" style:master-page-name="First_20_Page">
      <style:paragraph-properties style:page-number="auto"/>
      <style:text-properties officeooo:rsid="001d76c3" officeooo:paragraph-rsid="001d76c3"/>
    </style:style>
    <style:style style:name="P23" style:family="paragraph" style:parent-style-name="DocNumList">
      <style:text-properties officeooo:rsid="0056f031"/>
    </style:style>
    <style:style style:name="P24" style:family="paragraph" style:parent-style-name="DocVariableDef">
      <style:text-properties officeooo:rsid="0058b1cb"/>
    </style:style>
    <style:style style:name="P25" style:family="paragraph" style:parent-style-name="DocVariableDef">
      <style:text-properties officeooo:rsid="0056f031"/>
    </style:style>
    <style:style style:name="P26" style:family="paragraph" style:parent-style-name="DocVariableDef">
      <style:text-properties officeooo:rsid="0056f031" officeooo:paragraph-rsid="005e40bd"/>
    </style:style>
    <style:style style:name="P27" style:family="paragraph" style:parent-style-name="DocVariableDef">
      <style:text-properties officeooo:paragraph-rsid="005e40bd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officeooo:rsid="001f597d"/>
    </style:style>
    <style:style style:name="T3" style:family="text">
      <style:text-properties fo:font-style="italic" officeooo:rsid="0056f031" style:font-style-asian="italic" style:font-style-complex="italic"/>
    </style:style>
    <style:style style:name="T4" style:family="text">
      <style:text-properties officeooo:rsid="0056f031"/>
    </style:style>
    <style:style style:name="T5" style:family="text">
      <style:text-properties officeooo:rsid="005738cb"/>
    </style:style>
    <style:style style:name="T6" style:family="text">
      <style:text-properties officeooo:rsid="0057dd18"/>
    </style:style>
    <style:style style:name="T7" style:family="text">
      <style:text-properties style:font-name="Garamond1" officeooo:rsid="0057dd18"/>
    </style:style>
    <style:style style:name="T8" style:family="text">
      <style:text-properties style:font-name="Garamond1" officeooo:rsid="0058b1cb"/>
    </style:style>
    <style:style style:name="T9" style:family="text">
      <style:text-properties style:font-name="Garamond" officeooo:rsid="0058b1cb"/>
    </style:style>
    <style:style style:name="T10" style:family="text">
      <style:text-properties officeooo:rsid="0058b1cb"/>
    </style:style>
    <style:style style:name="T11" style:family="text">
      <style:text-properties style:text-position="sub 58%" officeooo:rsid="0056f031"/>
    </style:style>
    <style:style style:name="T12" style:family="text">
      <style:text-properties officeooo:rsid="005aa9c4"/>
    </style:style>
    <style:style style:name="T13" style:family="text">
      <style:text-properties officeooo:rsid="005ca7d8"/>
    </style:style>
    <style:style style:name="T14" style:family="text">
      <style:text-properties officeooo:rsid="005e40bd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style:style style:name="fr2" style:family="graphic" style:parent-style-name="Formula">
      <style:graphic-properties style:vertical-pos="middle" style:vertical-rel="tex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1" text:separation-character="." text:name="Illustration"/>
        <text:sequence-decl text:display-outline-level="1" text:separation-character="." text:name="Table"/>
        <text:sequence-decl text:display-outline-level="1" text:separation-character="." text:name="Text"/>
        <text:sequence-decl text:display-outline-level="1" text:separation-character="." text:name="Drawing"/>
        <text:sequence-decl text:display-outline-level="1" text:separation-character="." text:name="Equation"/>
        <text:sequence-decl text:display-outline-level="1" text:separation-character="." text:name="Figure"/>
        <text:sequence-decl text:display-outline-level="1" text:separation-character="." text:name="Reference"/>
      </text:sequence-decls>
      <text:p text:style-name="P22"><text:title>Body Coordinate System</text:title></text:p>
      <text:p text:style-name="P11">Each body also has a local coordinate system. <text:s/></text:p>
      <text:list xml:id="list10336983351" text:style-name="Numbering_20_1">
        <text:list-item>
          <text:p text:style-name="P23">For multiple-bodies, each body has its own coordinate system, independent of the other bodies.</text:p>
        </text:list-item>
        <text:list-item>
          <text:p text:style-name="P23">This local coordinate system reorients with the body heading. <text:s/>All references to items on a body use </text:p>
        </text:list-item>
        <text:list-item>
          <text:p text:style-name="P23">All body specific outputs are always written in the body coordinate system.</text:p>
        </text:list-item>
      </text:list>
      <text:h text:style-name="P8" text:outline-level="1">Relating Global to Body Coordinates</text:h>
      <text:p text:style-name="P11">The body coordinate system is first moved relative to the global coordinate system and then rotated with the body heading. <text:s/></text:p>
      <text:list xml:id="list10336983352" text:style-name="L1">
        <text:list-item>
          <text:p text:style-name="P12">Translation of the body coordinate system happens first. <text:s/>Translation is specified by the position parameter. <text:s/>Coordinates of the body position are specified with the global coordinate system definition. <text:s/></text:p>
          <text:list>
            <text:list-item>
              <text:p text:style-name="P12">X-axis is horizontal to the water surface, positive towards True North on the compass rose.</text:p>
            </text:list-item>
            <text:list-item>
              <text:p text:style-name="P12">Y-axis is horizontal to the water surface, positive towards True West on the compass rose.</text:p>
            </text:list-item>
            <text:list-item>
              <text:p text:style-name="P12">Z-axis is positive vertically up, out of the water.</text:p>
            </text:list-item>
          </text:list>
        </text:list-item>
        <text:list-item>
          <text:p text:style-name="P12">Next the body is rotated by the heading specified. <text:s/></text:p>
          <text:list>
            <text:list-item>
              <text:p text:style-name="P16"><text:span text:style-name="T4">Rotation is about the origin defined by the position of the body coordinate sy</text:span><text:span text:style-name="T5">s</text:span><text:span text:style-name="T4">tem.</text:span></text:p>
            </text:list-item>
            <text:list-item>
              <text:p text:style-name="P12">Heading rotation is measured in units of radians [units].</text:p>
            </text:list-item>
            <text:list-item>
              <text:p text:style-name="P12">A heading of 0 rad points directly to True North.</text:p>
            </text:list-item>
            <text:list-item>
              <text:p text:style-name="P16"><text:span text:style-name="T4">Heading rotates positive </text:span><text:span text:style-name="T3">counter-clockwise.</text:span></text:p>
            </text:list-item>
          </text:list>
        </text:list-item>
      </text:list>
      <text:h text:style-name="P8" text:outline-level="1">Origin</text:h>
      <text:p text:style-name="P11">The origin can be defined wherever you want on the body. <text:s/>You can also insert comments in your input files to describe the origin location. <text:s/>The position input property is used to define the location of the body coordinate system, relative to the global origin.</text:p>
      <text:h text:style-name="P8" text:outline-level="1">Translation Coordinates</text:h>
      <text:p text:style-name="P11">All translation coordinates are relative to the origin defined for the body coordinates. </text:p>
      <text:list xml:id="list10058208651" text:style-name="L2">
        <text:list-item>
          <text:p text:style-name="P13">X-axis is horizontal to the water surface, positive direction depends on body heading.</text:p>
        </text:list-item>
        <text:list-item>
          <text:p text:style-name="P13">Y-axis is horizontal to the water surface, positive direction depends on body heading.</text:p>
        </text:list-item>
        <text:list-item>
          <text:p text:style-name="P13">Z-axis is positive vertically up, out of the water.</text:p>
        </text:list-item>
      </text:list>
      <text:p text:style-name="P11"><text:soft-page-break/></text:p>
      <text:p text:style-name="P11">All translation coordinates are measured in units of meters. <text:s/>See the page on [units].</text:p>
      <text:h text:style-name="P8" text:outline-level="1">Rotation Coordinates</text:h>
      <text:p text:style-name="P11">All rotation coordinates are relative to the body coordinate system. <text:s/>All rotation coordinates follow the right hand rule. <text:s/></text:p>
      <text:list xml:id="list964699794" text:style-name="L3">
        <text:list-item>
          <text:p text:style-name="P14">Rotation about X-axis is positive rotating from the positive Y-axis to the positive Z-axis.</text:p>
        </text:list-item>
        <text:list-item>
          <text:p text:style-name="P14">Rotation about Y-axis is positive rotating from the positive Z-axis to the positive X-axis.</text:p>
        </text:list-item>
        <text:list-item>
          <text:p text:style-name="P14">Rotation about Z-axis is positive rotating from the positive X-axis to the positive Y-axis.</text:p>
        </text:list-item>
      </text:list>
      <text:p text:style-name="P5"><text:span text:style-name="T4">Rotation about the Z-axis does </text:span><text:span text:style-name="T3">not </text:span><text:span text:style-name="T4">change the body heading.</text:span></text:p>
      <text:h text:style-name="P8" text:outline-level="1">Heading Coordinates</text:h>
      <text:p text:style-name="P11">Heading measures angle of direction on the water surface, relative to the compass rose. <text:s/>Heading is treated just like rotation about the Z-axis.</text:p>
      <text:list xml:id="list544095947" text:style-name="L4">
        <text:list-item>
          <text:p text:style-name="P15">Heading rotation is measured in units of radians [units].</text:p>
        </text:list-item>
        <text:list-item>
          <text:p text:style-name="P15">A heading of 0 rad points directly to True North.</text:p>
        </text:list-item>
        <text:list-item>
          <text:p text:style-name="P15">Heading rotates positive __counter-clockwise__.</text:p>
        </text:list-item>
        <text:list-item>
          <text:p text:style-name="P15">This means that increasing heading goes from True North to True West.</text:p>
          <text:list>
            <text:list-item>
              <text:p text:style-name="P15"><text:s text:c="2"/>True North = heading of 0 rad.</text:p>
            </text:list-item>
            <text:list-item>
              <text:p text:style-name="P17"><text:span text:style-name="T4"><text:s text:c="2"/>West = heading of </text:span><text:span text:style-name="T7">π</text:span><text:span text:style-name="T4">/2 (1.57 rad).</text:span></text:p>
            </text:list-item>
            <text:list-item>
              <text:p text:style-name="P18"><text:span text:style-name="T4"><text:s text:c="2"/>South = heading of </text:span><text:span text:style-name="T7">π</text:span><text:span text:style-name="T4"> (3.14 rad).</text:span></text:p>
            </text:list-item>
            <text:list-item>
              <text:p text:style-name="P18"><text:span text:style-name="T4"><text:s text:c="2"/>East = heading of 3</text:span><text:span text:style-name="T7">π </text:span><text:span text:style-name="T4">/2 (4.71 rad).</text:span></text:p>
            </text:list-item>
          </text:list>
        </text:list-item>
      </text:list>
      <text:h text:style-name="DocHeading1" text:outline-level="1"><text:span text:style-name="T6">C</text:span><text:span text:style-name="T4">oordinate System Tran</text:span><text:span text:style-name="T6">s</text:span><text:span text:style-name="T4">form</text:span></text:h>
      <text:p text:style-name="P11">The following equations are used to convert from local body coordinates to global body coordinates.</text:p>
      <text:p text:style-name="P11"><draw:frame draw:style-name="fr1" draw:name="Object1" text:anchor-type="as-char" svg:width="2.0917in" svg:height="0.2091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DocEquation"><text:span text:style-name="T10">Equation </text:span><text:span text:style-name="T10"><text:sequence text:ref-name="refEquation0" text:name="Equation" text:formula="ooow:Equation+1" style:num-format="1">6.1</text:sequence></text:span></text:p>
      <text:p text:style-name="P11"><draw:frame draw:style-name="fr1" draw:name="Object2" text:anchor-type="as-char" svg:width="2.2252in" svg:height="0.2091in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DocEquation"><text:span text:style-name="T10">Equation </text:span><text:span text:style-name="T10"><text:sequence text:ref-name="refEquation1" text:name="Equation" text:formula="ooow:Equation+1" style:num-format="1">6.2</text:sequence></text:span></text:p>
      <text:p text:style-name="P19"><draw:frame draw:style-name="fr1" draw:name="Object3" text:anchor-type="as-char" svg:width="0.7598in" svg:height="0.2091in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DocEquation"><text:span text:style-name="T10">Equation </text:span><text:span text:style-name="T10"><text:sequence text:ref-name="refEquation2" text:name="Equation" text:formula="ooow:Equation+1" style:num-format="1">6.3</text:sequence></text:span></text:p>
      <text:p text:style-name="P24">Variables:</text:p>
      <text:p text:style-name="DocVariableDef"><text:span text:style-name="T4">x</text:span><text:span text:style-name="T11">G</text:span><text:span text:style-name="T4"> = <text:tab/>X-axis coordinate, global coordinate system</text:span></text:p>
      <text:p text:style-name="DocVariableDef"><text:span text:style-name="T4">-y</text:span><text:span text:style-name="T11">G</text:span><text:span text:style-name="T4"> = <text:tab/>Y-axis coordinate, global coordinate system</text:span></text:p>
      <text:p text:style-name="DocVariableDef"><text:span text:style-name="T4">z</text:span><text:span text:style-name="T11">G</text:span><text:span text:style-name="T4"> = <text:tab/>Z-axis coordinate, global coordinate system</text:span></text:p>
      <text:p text:style-name="P25">x = <text:tab/>X-axis coordinate, body coordinate system</text:p>
      <text:p text:style-name="P25">y = <text:tab/>Y-axis coordinate, body coordinate system</text:p>
      <text:p text:style-name="P25"><text:soft-page-break/>z = <text:tab/>Z-axis coordinate, body coordinate system</text:p>
      <text:p text:style-name="DocVariableDef"><text:span text:style-name="T4">P</text:span><text:span text:style-name="T11">x</text:span><text:span text:style-name="T4"> = <text:tab/>Position to body, X-axis coordinate</text:span></text:p>
      <text:p text:style-name="DocVariableDef"><text:span text:style-name="T4">P</text:span><text:span text:style-name="T11">y</text:span><text:span text:style-name="T4"> = <text:tab/>Position to body, Y-axis coordinate</text:span></text:p>
      <text:p text:style-name="DocVariableDef"><text:span text:style-name="T4">P</text:span><text:span text:style-name="T11">z</text:span><text:span text:style-name="T4"> = <text:tab/>Position to body, Z-axis coordinate</text:span></text:p>
      <text:p text:style-name="DocVariableDef"><text:span text:style-name="T8">α</text:span><text:span text:style-name="T9"> = </text:span><text:span text:style-name="T4"><text:s/><text:tab/>Heading of body, relative to global coordinate system.</text:span></text:p>
      <text:p text:style-name="DocText"><text:span text:style-name="T4"/></text:p>
      <text:p text:style-name="P20"><text:span text:style-name="T12">This transform can be considered as a transformation matrix.</text:span></text:p>
      <text:p text:style-name="P20"><text:span text:style-name="T12"><draw:frame draw:style-name="fr2" draw:name="Object4" text:anchor-type="as-char" svg:width="1.252in" svg:height="0.7071in" draw:z-index="3"><draw:object xlink:href="./Object 4" xlink:type="simple" xlink:show="embed" xlink:actuate="onLoad"/><draw:image xlink:href="./ObjectReplacements/Object 4" xlink:type="simple" xlink:show="embed" xlink:actuate="onLoad"/></draw:frame></text:span></text:p>
      <text:p text:style-name="DocEquation"><text:span text:style-name="T12">Equation </text:span><text:span text:style-name="T12"><text:sequence text:ref-name="refEquation3" text:name="Equation" text:formula="ooow:Equation+1" style:num-format="1">6.4</text:sequence></text:span></text:p>
      <text:p text:style-name="P20"><text:span text:style-name="T12">And the matrix [T] </text:span><text:span text:style-name="T13">is</text:span><text:span text:style-name="T12"> defined as follows.</text:span></text:p>
      <text:p text:style-name="P20"><text:span text:style-name="T12"><draw:frame draw:style-name="fr2" draw:name="Object5" text:anchor-type="as-char" svg:width="2.0665in" svg:height="0.6898in" draw:z-index="4"><draw:object xlink:href="./Object 5" xlink:type="simple" xlink:show="embed" xlink:actuate="onLoad"/><draw:image xlink:href="./ObjectReplacements/Object 5" xlink:type="simple" xlink:show="embed" xlink:actuate="onLoad"/></draw:frame></text:span></text:p>
      <text:p text:style-name="DocEquation"><text:span text:style-name="T12">Equation </text:span><text:span text:style-name="T12"><text:sequence text:ref-name="refEquation4" text:name="Equation" text:formula="ooow:Equation+1" style:num-format="1">6.5</text:sequence></text:span></text:p>
      <text:p text:style-name="P20"><text:span text:style-name="T12">The matrix [T] is orthogonal. <text:s/>So the inverse is also the transpose of the matrix.</text:span></text:p>
      <text:p text:style-name="P21"><text:span text:style-name="T12"><draw:frame draw:style-name="fr2" draw:name="Object6" text:anchor-type="as-char" svg:width="2.4744in" svg:height="0.6898in" draw:z-index="5"><draw:object xlink:href="./Object 6" xlink:type="simple" xlink:show="embed" xlink:actuate="onLoad"/><draw:image xlink:href="./ObjectReplacements/Object 6" xlink:type="simple" xlink:show="embed" xlink:actuate="onLoad"/></draw:frame></text:span></text:p>
      <text:p text:style-name="DocEquation"><text:span text:style-name="T13">Equation </text:span><text:span text:style-name="T13"><text:sequence text:ref-name="refEquation5" text:name="Equation" text:formula="ooow:Equation+1" style:num-format="1">6.6</text:sequence></text:span></text:p>
      <text:p text:style-name="P21"><text:span text:style-name="T13">And the matrix [P] is defined as follows.</text:span></text:p>
      <text:p text:style-name="P21"><text:span text:style-name="T13"><draw:frame draw:style-name="fr2" draw:name="Object7" text:anchor-type="as-char" svg:width="0.7189in" svg:height="0.7071in" draw:z-index="6"><draw:object xlink:href="./Object 7" xlink:type="simple" xlink:show="embed" xlink:actuate="onLoad"/><draw:image xlink:href="./ObjectReplacements/Object 7" xlink:type="simple" xlink:show="embed" xlink:actuate="onLoad"/></draw:frame></text:span></text:p>
      <text:p text:style-name="DocEquation"><text:span text:style-name="T13">Equation </text:span><text:span text:style-name="T13"><text:sequence text:ref-name="refEquation6" text:name="Equation" text:formula="ooow:Equation+1" style:num-format="1">6.7</text:sequence></text:span></text:p>
      <text:p text:style-name="DocText"><text:span text:style-name="T13"/></text:p>
      <text:p text:style-name="P21"><text:span text:style-name="T13">The combination of these matrices can be used to convert between global and body coordinate systems.</text:span></text:p>
      <text:h text:style-name="P9" text:outline-level="2"><text:span text:style-name="T13">Convert from Global to Body Coordinates</text:span></text:h>
      <text:p text:style-name="P6"><text:span text:style-name="T13">To convert from global to body coordinates, oFreq applies the following formula. <text:s/></text:span></text:p>
      <text:p text:style-name="P6"><text:span text:style-name="T13"><draw:frame draw:style-name="fr2" draw:name="Object8" text:anchor-type="as-char" svg:width="3.7618in" svg:height="0.7339in" draw:z-index="7"><draw:object xlink:href="./Object 8" xlink:type="simple" xlink:show="embed" xlink:actuate="onLoad"/><draw:image xlink:href="./ObjectReplacements/Object 8" xlink:type="simple" xlink:show="embed" xlink:actuate="onLoad"/></draw:frame></text:span></text:p>
      <text:p text:style-name="DocEquation"><text:span text:style-name="T13">Equation </text:span><text:span text:style-name="T13"><text:sequence text:ref-name="refEquation7" text:name="Equation" text:formula="ooow:Equation+1" style:num-format="1">6.8</text:sequence></text:span></text:p>
      <text:p text:style-name="P27"><text:span text:style-name="T10">Variables:</text:span></text:p>
      <text:p text:style-name="DocVariableDef"><text:span text:style-name="T14">[T] = <text:tab/>Coordinate axes transform matrix.</text:span></text:p>
      <text:p text:style-name="DocVariableDef"><text:span text:style-name="T14">[P] = <text:tab/>Coordinate axes offset matrix.</text:span></text:p>
      <text:p text:style-name="P27"><text:span text:style-name="T4">x</text:span><text:span text:style-name="T11">G</text:span><text:span text:style-name="T4"> = <text:tab/>X-axis coordinate, global coordinate system.</text:span></text:p>
      <text:p text:style-name="P27"><text:span text:style-name="T4">-y</text:span><text:span text:style-name="T11">G</text:span><text:span text:style-name="T4"> = <text:tab/>Y-axis coordinate, global coordinate system.</text:span></text:p>
      <text:p text:style-name="P27"><text:soft-page-break/><text:span text:style-name="T4">z</text:span><text:span text:style-name="T11">G</text:span><text:span text:style-name="T4"> = <text:tab/>Z-axis coordinate, global coordinate system.</text:span></text:p>
      <text:p text:style-name="P26">x = <text:tab/>X-axis coordinate, body coordinate system.</text:p>
      <text:p text:style-name="P26">y = <text:tab/>Y-axis coordinate, body coordinate system.</text:p>
      <text:p text:style-name="P26">z = <text:tab/>Z-axis coordinate, body coordinate system.</text:p>
      <text:p text:style-name="P27"><text:span text:style-name="T4">P</text:span><text:span text:style-name="T11">x</text:span><text:span text:style-name="T4"> = <text:tab/>Position to body, X-axis coordinate.</text:span></text:p>
      <text:p text:style-name="P27"><text:span text:style-name="T4">P</text:span><text:span text:style-name="T11">y</text:span><text:span text:style-name="T4"> = <text:tab/>Position to body, Y-axis coordinate.</text:span></text:p>
      <text:p text:style-name="P27"><text:span text:style-name="T4">P</text:span><text:span text:style-name="T11">z</text:span><text:span text:style-name="T4"> = <text:tab/>Position to body, Z-axis coordinate.</text:span></text:p>
      <text:p text:style-name="P27"><text:span text:style-name="T8">α</text:span><text:span text:style-name="T9"> = </text:span><text:span text:style-name="T4"><text:s/><text:tab/>Heading of body, relative to global coordinate system.</text:span></text:p>
      <text:h text:style-name="P10" text:outline-level="2"><text:span text:style-name="T14">Convert from Body to Global Coordinates</text:span></text:h>
      <text:p text:style-name="P7"><text:span text:style-name="T14">To convert from body to global coordinates, oFreq applies the following formula.</text:span></text:p>
      <text:p text:style-name="P7"><text:span text:style-name="T14"><draw:frame draw:style-name="fr2" draw:name="Object9" text:anchor-type="as-char" svg:width="3.6846in" svg:height="0.7339in" draw:z-index="8"><draw:object xlink:href="./Object 9" xlink:type="simple" xlink:show="embed" xlink:actuate="onLoad"/><draw:image xlink:href="./ObjectReplacements/Object 9" xlink:type="simple" xlink:show="embed" xlink:actuate="onLoad"/></draw:frame></text:span></text:p>
      <text:p text:style-name="DocEquation"><text:span text:style-name="T14">Equation </text:span><text:span text:style-name="T14"><text:sequence text:ref-name="refEquation8" text:name="Equation" text:formula="ooow:Equation+1" style:num-format="1">6.9</text:sequence></text:span></text:p>
      <text:p text:style-name="P27"><text:span text:style-name="T10">Variables:</text:span></text:p>
      <text:p text:style-name="P27"><text:span text:style-name="T14">[T] = <text:tab/>Coordinate axes transform matrix.</text:span></text:p>
      <text:p text:style-name="P27"><text:span text:style-name="T14">[P] = <text:tab/>Coordinate axes offset matrix.</text:span></text:p>
      <text:p text:style-name="P27"><text:span text:style-name="T4">x</text:span><text:span text:style-name="T11">G</text:span><text:span text:style-name="T4"> = <text:tab/>X-axis coordinate, global coordinate system.</text:span></text:p>
      <text:p text:style-name="P27"><text:span text:style-name="T4">-y</text:span><text:span text:style-name="T11">G</text:span><text:span text:style-name="T4"> = <text:tab/>Y-axis coordinate, global coordinate system.</text:span></text:p>
      <text:p text:style-name="P27"><text:span text:style-name="T4">z</text:span><text:span text:style-name="T11">G</text:span><text:span text:style-name="T4"> = <text:tab/>Z-axis coordinate, global coordinate system.</text:span></text:p>
      <text:p text:style-name="P26">x = <text:tab/>X-axis coordinate, body coordinate system.</text:p>
      <text:p text:style-name="P26">y = <text:tab/>Y-axis coordinate, body coordinate system.</text:p>
      <text:p text:style-name="P26">z = <text:tab/>Z-axis coordinate, body coordinate system.</text:p>
      <text:p text:style-name="P27"><text:span text:style-name="T4">P</text:span><text:span text:style-name="T11">x</text:span><text:span text:style-name="T4"> = <text:tab/>Position to body, X-axis coordinate.</text:span></text:p>
      <text:p text:style-name="P27"><text:span text:style-name="T4">P</text:span><text:span text:style-name="T11">y</text:span><text:span text:style-name="T4"> = <text:tab/>Position to body, Y-axis coordinate.</text:span></text:p>
      <text:p text:style-name="P27"><text:span text:style-name="T4">P</text:span><text:span text:style-name="T11">z</text:span><text:span text:style-name="T4"> = <text:tab/>Position to body, Z-axis coordinate.</text:span></text:p>
      <text:p text:style-name="P27"><text:span text:style-name="T8">α</text:span><text:span text:style-name="T9"> = </text:span><text:span text:style-name="T4"><text:s/><text:tab/>Heading of body, relative to global coordinate syste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Garamond2" svg:font-family="Garamond" style:font-adornments="Italic" style:font-family-generic="roman"/>
    <style:font-face style:name="Garamond1" svg:font-family="Garamond" style:font-adornments="Regular" style:font-family-generic="roman"/>
    <style:font-face style:name="Courier New" svg:font-family="'Courier New'" style:font-adornments="Regular" style:font-family-generic="modern" style:font-pitch="fixed"/>
    <style:font-face style:name="Garamond" svg:font-family="Garamond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Regular" style:font-family-generic="swiss" style:font-pitch="variable"/>
    <style:font-face style:name="Arial Narrow1" svg:font-family="'Arial Narrow'" style:font-adornments="Bold" style:font-family-generic="swiss" style:font-pitch="variable"/>
    <style:font-face style:name="Arial Narrow2" svg:font-family="'Arial Narrow'" style:font-adornments="Italic" style:font-family-generic="swiss" style:font-pitch="variable"/>
    <style:font-face style:name="Arial Narrow" svg:font-family="'Arial Narrow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11471e" draw:end-color="#ffffff" draw:start-intensity="100%" draw:end-intensity="100%" draw:angle="0" draw:border="50%"/>
    <draw:gradient draw:name="Nick1" draw:style="linear" draw:start-color="#11471e" draw:end-color="#ffffff" draw:start-intensity="100%" draw:end-intensity="100%" draw:angle="0" draw:border="20%"/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style:page-number="auto" style:shadow="none"/>
      <style:text-properties style:font-name="Garamond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fo:color="#11471e" style:font-name="Arial Narrow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15in" style:contextual-spacing="false" fo:line-height="110%" fo:text-indent="0in" style:auto-text-indent="false" style:page-number="auto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next-style-name="Text_20_body" style:class="extra" style:master-page-name="">
      <style:paragraph-properties fo:margin-top="0in" fo:margin-bottom="0.1in" style:contextual-spacing="false" fo:text-align="center" style:justify-single-word="false" style:page-number="auto" text:number-lines="false" text:line-number="0"/>
      <style:text-properties style:font-name="Arial Narrow1" fo:font-size="14pt" fo:font-style="normal" fo:font-weight="bold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DocHeading1" style:next-style-name="DocText" style:default-outline-level="" style:list-style-name="" style:class="extra">
      <style:paragraph-properties text:number-lines="false" text:line-number="0"/>
      <style:text-properties fo:color="#11471e"/>
    </style:style>
    <style:style style:name="Heading_20_1" style:display-name="Heading 1" style:family="paragraph" style:parent-style-name="Heading" style:next-style-name="Text_20_body" style:class="text" style:master-page-name="">
      <style:paragraph-properties fo:margin-top="0.2in" fo:margin-bottom="0in" style:contextual-spacing="false" fo:line-height="110%" fo:text-align="start" style:justify-single-word="false" style:page-number="auto" fo:background-color="transparent" fo:padding="0in" fo:border-left="none" fo:border-right="none" fo:border-top="none" fo:border-bottom="0.51pt solid #000000" style:join-border="false">
        <style:tab-stops/>
        <style:drop-cap/>
        <style:background-image/>
      </style:paragraph-properties>
      <style:text-properties fo:text-transform="capitalize" fo:color="#11471e" style:font-name="Arial Narrow1" fo:font-size="24pt" fo:text-shadow="none" fo:font-weight="bold" style:font-size-asian="115%" style:font-weight-asian="bold" style:font-size-complex="115%" style:font-weight-complex="bold" style:font-relief="embosse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Salutation" style:family="paragraph" style:parent-style-name="Standard" style:class="text">
      <style:paragraph-properties fo:margin-top="0in" fo:margin-bottom="0.1598in" style:contextual-spacing="false" text:number-lines="false" text:line-number="0"/>
    </style:style>
    <style:style style:name="Heading_20_2" style:display-name="Heading 2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1" fo:font-size="20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3" style:display-name="Heading 3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 fo:background-color="transparent">
        <style:tab-stops/>
        <style:background-image/>
      </style:paragraph-properties>
      <style:text-properties fo:text-transform="capitalize" fo:color="#11471e" style:font-name="Arial Narrow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fo:margin-top="0.2in" fo:margin-bottom="0in" style:contextual-spacing="false" fo:line-height="110%" style:page-number="auto"/>
      <style:text-properties fo:text-transform="capitalize" fo:color="#11471e" style:font-name="Arial Narrow2" fo:font-size="14pt" fo:font-style="italic" fo:font-weight="normal" style:font-size-asian="85%" style:font-style-asian="italic" style:font-weight-asian="bold" style:font-size-complex="85%" style:font-style-complex="italic" style:font-weight-complex="bold"/>
    </style:style>
    <style:style style:name="Contents_20_Heading" style:display-name="Contents Heading" style:family="paragraph" style:parent-style-name="Subtitle" style:class="index" style:master-page-name="">
      <style:paragraph-properties fo:margin="100%" fo:margin-left="0in" fo:margin-right="0in" fo:margin-top="0in" fo:margin-bottom="0in" style:contextual-spacing="false" fo:line-height="100%" fo:text-indent="0in" style:auto-text-indent="false" style:page-number="auto" text:number-lines="false" text:line-number="0"/>
      <style:text-properties fo:color="#11471e" style:font-name="Arial Narrow1" fo:font-size="24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Standard" style:class="index" style:master-page-name="">
      <style:paragraph-properties fo:margin="100%" fo:margin-left="0in" fo:margin-right="0in" fo:margin-top="0in" fo:margin-bottom="0in" style:contextual-spacing="false" fo:line-height="110%" fo:text-indent="0in" style:auto-text-indent="false" style:page-number="auto">
        <style:tab-stops>
          <style:tab-stop style:position="6.9252in" style:type="right" style:leader-style="dotted" style:leader-text="."/>
        </style:tab-stops>
      </style:paragraph-properties>
      <style:text-properties fo:font-size="14pt" fo:font-weight="normal"/>
    </style:style>
    <style:style style:name="Contents_20_2" style:display-name="Contents 2" style:family="paragraph" style:parent-style-name="Standard" style:class="index" style:master-page-name="">
      <style:paragraph-properties fo:margin="100%" fo:margin-left="0.1965in" fo:margin-right="0in" fo:margin-top="0in" fo:margin-bottom="0in" style:contextual-spacing="false" fo:line-height="110%" fo:text-indent="0in" style:auto-text-indent="false" style:page-number="auto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3929in" fo:margin-right="0in" fo:margin-top="0in" fo:margin-bottom="0in" style:contextual-spacing="false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DocHeading1" style:family="paragraph" style:parent-style-name="Heading_20_1" style:next-style-name="Text_20_body" style:default-outline-level="1">
      <style:paragraph-properties fo:margin-top="0.2in" fo:margin-bottom="0in" style:contextual-spacing="false"/>
      <style:text-properties fo:font-size="20pt"/>
    </style:style>
    <style:style style:name="DocHeading2" style:family="paragraph" style:parent-style-name="Heading_20_2" style:next-style-name="Text_20_body" style:default-outline-level="2">
      <style:paragraph-properties fo:margin-top="0.1in" fo:margin-bottom="0in" style:contextual-spacing="false"/>
      <style:text-properties fo:font-size="16pt"/>
    </style:style>
    <style:style style:name="DocHeading3" style:family="paragraph" style:parent-style-name="Heading_20_3" style:next-style-name="Text_20_body" style:default-outline-level="3">
      <style:paragraph-properties fo:margin-top="0.1in" fo:margin-bottom="0in" style:contextual-spacing="false"/>
      <style:text-properties fo:font-size="14pt"/>
    </style:style>
    <style:style style:name="DocHeading4" style:family="paragraph" style:parent-style-name="Heading_20_4" style:next-style-name="DocText" style:default-outline-level="4" style:master-page-name="">
      <style:paragraph-properties fo:margin-top="0.1in" fo:margin-bottom="0in" style:contextual-spacing="false" style:page-number="auto"/>
      <style:text-properties fo:font-size="12pt"/>
    </style:style>
    <style:style style:name="Text" style:family="paragraph" style:parent-style-name="Caption" style:class="extra"/>
    <style:style style:name="DocText" style:family="paragraph" style:parent-style-name="Text_20_body" style:master-page-name="">
      <style:paragraph-properties fo:margin-top="0in" fo:margin-bottom="0.1in" style:contextual-spacing="false" style:page-number="auto"/>
      <style:text-properties fo:color="#000000" fo:font-size="11pt"/>
    </style:style>
    <style:style style:name="DocCaption" style:family="paragraph" style:parent-style-name="Caption" style:next-style-name="DocText" style:master-page-name="">
      <style:paragraph-properties style:page-number="auto" fo:keep-with-next="always"/>
      <style:text-properties fo:color="#000000" style:font-name="Arial Narrow1" fo:font-weight="normal"/>
    </style:style>
    <style:style style:name="Appendix" style:family="paragraph" style:next-style-name="DocText" style:default-outline-level="1" style:list-style-name="" style:master-page-name="Standard">
      <style:paragraph-properties fo:margin-top="0.05in" fo:margin-bottom="0.2in" style:contextual-spacing="false" fo:line-height="110%" style:page-number="auto" fo:break-before="auto" fo:break-after="auto" fo:background-color="transparent" fo:padding="0in" fo:border="none" style:shadow="none" fo:keep-with-next="auto">
        <style:tab-stops/>
        <style:background-image/>
      </style:paragraph-properties>
      <style:text-properties fo:color="#0008b2" style:font-name="Arial Narrow1" fo:font-size="28pt" fo:text-shadow="none" fo:font-weight="bold"/>
    </style:style>
    <style:style style:name="DocEquation" style:family="paragraph" style:parent-style-name="DocText" style:next-style-name="DocText" style:master-page-name="">
      <style:paragraph-properties fo:margin-top="0in" fo:margin-bottom="0in" style:contextual-spacing="false" fo:line-height="100%" fo:text-align="end" style:justify-single-word="false" style:page-number="auto" fo:background-color="transparent" style:shadow="none">
        <style:tab-stops/>
        <style:background-image/>
      </style:paragraph-properties>
    </style:style>
    <style:style style:name="DocReferences" style:family="paragraph" style:parent-style-name="Standard" style:master-page-name="">
      <style:paragraph-properties fo:margin="100%" fo:margin-left="0.5in" fo:margin-right="0in" fo:margin-top="0in" fo:margin-bottom="0.15in" style:contextual-spacing="false" fo:text-indent="-0.5in" style:auto-text-indent="false" style:page-number="auto" fo:background-color="transparent">
        <style:tab-stops>
          <style:tab-stop style:position="0.5in"/>
        </style:tab-stops>
        <style:background-image/>
      </style:paragraph-properties>
    </style:style>
    <style:style style:name="Table" style:family="paragraph" style:parent-style-name="Caption" style:class="extra"/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itle" style:family="paragraph" style:next-style-name="Subtitle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 style:shadow="none">
        <style:tab-stops/>
        <style:background-image/>
      </style:paragraph-properties>
      <style:text-properties fo:text-transform="capitalize" fo:color="#0008b2" style:font-name="Arial Narrow1" fo:font-size="36pt" fo:text-shadow="none" fo:font-weight="bold" style:font-size-asian="18pt" style:font-weight-asian="bold" style:font-size-complex="18pt" style:font-weight-complex="bold"/>
    </style:style>
    <style:style style:name="Subtitle" style:family="paragraph" style:next-style-name="Text_20_body" style:class="chapter" style:master-page-name="">
      <style:paragraph-properties fo:margin-top="0in" fo:margin-bottom="0.15in" style:contextual-spacing="false" fo:line-height="200%" fo:text-align="end" style:justify-single-word="false" style:page-number="auto" fo:background-color="transparent">
        <style:tab-stops/>
        <style:background-image/>
      </style:paragraph-properties>
      <style:text-properties fo:text-transform="capitalize" fo:color="#11471e" style:font-name="Arial Narrow1" fo:font-size="24pt" fo:font-style="normal" fo:font-weight="bold" style:font-size-asian="14pt" style:font-style-asian="italic" style:font-size-complex="14pt" style:font-style-complex="italic"/>
    </style:style>
    <style:style style:name="DocSubtitle" style:family="paragraph" style:parent-style-name="Subtitle" style:next-style-name="DocText">
      <style:paragraph-properties fo:text-align="start" style:justify-single-word="false"/>
      <style:text-properties fo:color="#11471e" style:font-name="Arial Narrow1" fo:font-size="20pt" fo:font-weight="normal"/>
    </style:style>
    <style:style style:name="DocTitle" style:family="paragraph" style:parent-style-name="Title" style:next-style-name="DocSubtitle" style:master-page-name="">
      <style:paragraph-properties fo:text-align="start" style:justify-single-word="false" style:page-number="auto" style:shadow="none"/>
      <style:text-properties style:font-name="Arial Narrow1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ibliography_20_1" style:display-name="Bibliography 1" style:family="paragraph" style:parent-style-name="DocText" style:class="index" style:master-page-name="">
      <style:paragraph-properties fo:margin="100%" fo:margin-left="0.75in" fo:margin-right="0in" fo:margin-top="0in" fo:margin-bottom="0in" style:contextual-spacing="false" fo:line-height="100%" fo:text-indent="-0.75in" style:auto-text-indent="false" style:page-number="auto">
        <style:tab-stops>
          <style:tab-stop style:position="0.5in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style:contextual-spacing="false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ocNumList" style:family="paragraph" style:parent-style-name="DocText" style:next-style-name="DocText" style:list-style-name="Numbering_20_1">
      <style:paragraph-properties fo:margin="100%" fo:margin-left="0.5in" fo:margin-right="0in" fo:margin-top="0in" fo:margin-bottom="0in" style:contextual-spacing="false" fo:text-indent="-0.25in" style:auto-text-indent="false">
        <style:tab-stops>
          <style:tab-stop style:position="0.25in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5in" style:type="center"/>
          <style:tab-stop style:position="7in" style:type="right"/>
        </style:tab-stops>
      </style:paragraph-properties>
    </style:style>
    <style:style style:name="DocNote" style:family="paragraph" style:parent-style-name="DocText" style:next-style-name="DocText" style:master-page-name="">
      <style:paragraph-properties fo:margin="100%" fo:margin-left="0.5in" fo:margin-right="0in" fo:margin-top="0.25in" fo:margin-bottom="0.25in" style:contextual-spacing="false" fo:keep-together="always" fo:text-indent="0in" style:auto-text-indent="false" style:page-number="auto" fo:padding="0.0201in" fo:border-left="2.01pt solid #008000" fo:border-right="none" fo:border-top="none" fo:border-bottom="none" style:shadow="none"/>
    </style:style>
    <style:style style:name="DocWarning" style:family="paragraph" style:parent-style-name="DocNote" style:next-style-name="DocText">
      <style:paragraph-properties fo:background-color="transparent" fo:padding="0.0201in" fo:border-left="2.01pt solid #800000" fo:border-right="none" fo:border-top="none" fo:border-bottom="none">
        <style:background-image/>
      </style:paragraph-properties>
      <style:text-properties fo:font-style="italic"/>
    </style:style>
    <style:style style:name="DocExample" style:family="paragraph" style:parent-style-name="DocText" style:next-style-name="DocText" style:master-page-name="">
      <style:paragraph-properties fo:margin="100%" fo:margin-left="0.25in" fo:margin-right="0in" fo:margin-top="0in" fo:margin-bottom="0in" style:contextual-spacing="false" fo:text-indent="0in" style:auto-text-indent="false" style:page-number="auto" fo:background-color="#e6e6e6" style:shadow="none">
        <style:background-image/>
      </style:paragraph-properties>
    </style:style>
    <style:style style:name="DocCode" style:family="paragraph" style:parent-style-name="DocExample" style:next-style-name="DocText">
      <style:paragraph-properties fo:margin-top="0in" fo:margin-bottom="0in" style:contextual-spacing="false" fo:line-height="100%" fo:padding="0.0201in" fo:border-left="2.01pt solid #000000" fo:border-right="none" fo:border-top="none" fo:border-bottom="none" style:shadow="none"/>
      <style:text-properties style:font-name="Courier New" fo:font-size="10pt"/>
    </style:style>
    <style:style style:name="DocVariableDef" style:family="paragraph" style:parent-style-name="DocText" style:next-style-name="DocText" style:default-outline-level="" style:list-style-name="">
      <style:paragraph-properties fo:margin="100%" fo:margin-left="1.25in" fo:margin-right="0in" fo:margin-top="0in" fo:margin-bottom="0in" style:contextual-spacing="false" fo:text-indent="-1in" style:auto-text-indent="false" fo:background-color="transparent">
        <style:tab-stops>
          <style:tab-stop style:position="1in"/>
          <style:tab-stop style:position="1.5in"/>
          <style:tab-stop style:position="2in"/>
          <style:tab-stop style:position="3in"/>
        </style:tab-stops>
        <style:background-image/>
      </style:paragraph-properties>
      <style:text-properties fo:font-size="9pt"/>
    </style:style>
    <style:style style:name="DocTableText" style:family="paragraph" style:parent-style-name="DocText" style:master-page-name="">
      <style:paragraph-properties fo:margin-top="0in" fo:margin-bottom="0in" style:contextual-spacing="false" fo:line-height="100%" style:page-number="auto"/>
      <style:text-properties style:font-name="Arial" fo:font-size="10.5pt"/>
    </style:style>
    <style:style style:name="Variable" style:family="text">
      <style:text-properties fo:color="#000000" style:font-name="Arial Narrow2" fo:font-size="14pt" fo:font-style="italic" fo:text-shadow="none" fo:font-weight="bold" fo:background-color="transparent" style:font-style-asian="italic" style:font-style-complex="italic"/>
    </style:style>
    <style:style style:name="Numbering_20_Symbols" style:display-name="Numbering Symbols" style:family="text"/>
    <style:style style:name="DocVariable" style:family="text" style:parent-style-name="Variable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RefItalic" style:family="text">
      <style:text-properties style:font-name="Garamond2" fo:font-style="italic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wrap="parallel" style:number-wrapped-paragraphs="no-limit" style:wrap-contour="false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1" text:display-levels="4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space" fo:text-indent="-0.5in" fo:margin-left="0.5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fo:font-family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fo:font-family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fo:font-family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fo:font-family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fo:font-family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fo:font-family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fo:font-family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fo:font-family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fo:font-family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fo:font-family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text:numbered-entries="true" fo:language="en" fo:country="US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Text_20_body">
      <style:paragraph-properties fo:margin-top="0.05in" fo:margin-bottom="0in" style:contextual-spacing="false" fo:line-height="100%" fo:text-align="end" style:justify-single-word="fals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2" style:family="paragraph" style:parent-style-name="Standard">
      <style:paragraph-properties fo:text-align="end" style:justify-single-word="false"/>
      <style:text-properties officeooo:rsid="001f597d" officeooo:paragraph-rsid="001f597d"/>
    </style:style>
    <style:style style:name="MP3" style:family="paragraph" style:parent-style-name="Text_20_body">
      <style:paragraph-properties fo:margin-top="0.05in" fo:margin-bottom="0in" style:contextual-spacing="false" fo:line-height="100%" fo:text-align="end" style:justify-single-word="false" fo:padding="0in" fo:border-left="none" fo:border-right="none" fo:border-top="0.99pt solid #000000" fo:border-bottom="none" style:shadow="none">
        <style:tab-stops>
          <style:tab-stop style:position="3.4839in" style:type="center"/>
          <style:tab-stop style:position="6.898in" style:type="right"/>
        </style:tab-stops>
      </style:paragraph-properties>
    </style:style>
    <style:style style:name="MP4" style:family="paragraph" style:parent-style-name="Header">
      <style:paragraph-properties fo:text-align="end" style:justify-single-word="false"/>
      <style:text-properties officeooo:paragraph-rsid="001f597d"/>
    </style:style>
    <style:style style:name="MT1" style:family="text">
      <style:text-properties fo:font-size="10pt" style:font-size-asian="10pt" style:font-size-complex="10pt"/>
    </style:style>
    <style:style style:name="MT2" style:family="text"/>
    <style:style style:name="MT3" style:family="text">
      <style:text-properties officeooo:rsid="001f597d"/>
    </style:style>
    <style:page-layout style:name="Mpm1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fo:border-top="2.01pt solid #000000" fo:border-bottom="none" fo:border-left="none" fo:border-right="none" fo:padding="0in" style:shadow="none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35in" fo:margin-bottom="0.35in" fo:margin-left="0.75in" fo:margin-right="0.75in" style:shadow="none" fo:background-color="transparent" style:writing-mode="lr-tb" style:footnote-max-height="0in">
        <style:background-image/>
        <style:columns fo:column-count="1" fo:column-gap="0in"/>
        <style:footnote-sep style:width="0.0071in" style:distance-before-sep="0.0402in" style:distance-after-sep="0.0402in" style:line-style="none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fo:border-top="none" fo:border-bottom="2.01pt solid #000000" fo:border-left="none" fo:border-right="none" fo:padding="0.0201in" style:shadow="none" style:dynamic-spacing="false"/>
      </style:header-style>
      <style:footer-style/>
    </style:page-layout>
    <style:page-layout style:name="Mpm4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span text:style-name="MT1"><text:file-name text:display="name-and-extension">T04-0030.0020_body_coordinates.odt</text:file-name></text:span><text:tab/> <text:a xlink:type="simple" xlink:href="http://www.dmsonline.us/"><text:span text:style-name="MT1">www.dmsonline.us</text:span></text:a><text:tab/>Page <text:page-number text:select-page="current">2</text:page-number></text:p>
      </style:footer>
    </style:master-page>
    <style:master-page style:name="Title_20_Page" style:display-name="Title Page" style:page-layout-name="Mpm2" style:next-style-name="Standard">
      <style:header>
        <text:p text:style-name="MP2">Document Number: <text:s/></text:p>
      </style:header>
      <style:footer>
        <text:p text:style-name="MP3"><text:tab/><text:a xlink:type="simple" xlink:href="http://www.dmsonline.us/">www.dmsonline.us</text:a><text:tab/></text:p>
      </style:footer>
    </style:master-page>
    <style:master-page style:name="First_20_Page" style:display-name="First Page" style:page-layout-name="Mpm3" style:next-style-name="Standard">
      <style:header>
        <text:p text:style-name="MP4"><text:span text:style-name="MT3">Document Number: <text:s/></text:span><text:span text:style-name="MT3"><text:subject>T04-0030.0030</text:subject></text:span></text:p>
      </style:header>
    </style:master-page>
    <style:master-page style:name="Index" style:page-layout-name="Mpm4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math="http://www.w3.org/1998/Math/MathML" xmlns:form="urn:oasis:names:tc:opendocument:xmlns:form:1.0" xmlns:ooo="http://openoffice.org/2004/office" xmlns:grddl="http://www.w3.org/2003/g/data-view#" office:version="1.2">
  <office:meta>
    <meta:generator>LibreOffice/3.6$Linux_X86_64 LibreOffice_project/360m1$Build-304</meta:generator>
    <meta:creation-date>2014-04-14T19:35:47</meta:creation-date>
    <meta:editing-cycles>9</meta:editing-cycles>
    <meta:editing-duration>PT10M28S</meta:editing-duration>
    <dc:description>Covers the body coordinate system.</dc:description>
    <dc:subject>T04-0030.0030</dc:subject>
    <dc:title>Body Coordinate System</dc:title>
    <dc:date>2014-04-15T19:42:12</dc:date>
    <meta:document-statistic meta:table-count="0" meta:image-count="0" meta:object-count="9" meta:page-count="4" meta:paragraph-count="110" meta:word-count="881" meta:character-count="5515" meta:non-whitespace-character-count="4680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math xmlns="http://www.w3.org/1998/Math/MathML">
  <semantics>
    <mrow>
      <mrow>
        <msub>
          <mi>x</mi>
          <mi>G</mi>
        </msub>
        <mo stretchy="false">=</mo>
        <mi>x</mi>
      </mrow>
      <mi>cos</mi>
      <mrow>
        <mfenced open="(" close=")">
          <mrow>
            <mrow>
              <mo stretchy="false">−</mo>
              <mo stretchy="false">α</mo>
            </mrow>
          </mrow>
        </mfenced>
        <mo stretchy="false">+</mo>
        <mi>y</mi>
      </mrow>
      <mi>sin</mi>
      <mrow>
        <mfenced open="(" close=")">
          <mrow>
            <mrow>
              <mo stretchy="false">−</mo>
              <mo stretchy="false">α</mo>
            </mrow>
          </mrow>
        </mfenced>
        <mo stretchy="false">+</mo>
        <msub>
          <mi>P</mi>
          <mi>x</mi>
        </msub>
      </mrow>
    </mrow>
    <annotation encoding="StarMath 5.0">x_G = x cos left ( - %alpha right ) + y sin left ( - %alpha right ) + P_x</annotation>
  </semantics>
</math>
</file>

<file path=Object 2/content.xml><?xml version="1.0" encoding="utf-8"?>
<math xmlns="http://www.w3.org/1998/Math/MathML">
  <semantics>
    <mrow>
      <mrow>
        <msub>
          <mi>y</mi>
          <mi>G</mi>
        </msub>
        <mo stretchy="false">=</mo>
        <mrow>
          <mo stretchy="false">−</mo>
          <mi>x</mi>
        </mrow>
      </mrow>
      <mi>sin</mi>
      <mrow>
        <mfenced open="(" close=")">
          <mrow>
            <mrow>
              <mo stretchy="false">−</mo>
              <mo stretchy="false">α</mo>
            </mrow>
          </mrow>
        </mfenced>
        <mo stretchy="false">+</mo>
        <mi>y</mi>
      </mrow>
      <mi>cos</mi>
      <mrow>
        <mfenced open="(" close=")">
          <mrow>
            <mrow>
              <mo stretchy="false">−</mo>
              <mo stretchy="false">α</mo>
            </mrow>
          </mrow>
        </mfenced>
        <mo stretchy="false">+</mo>
        <msub>
          <mi>P</mi>
          <mi>y</mi>
        </msub>
      </mrow>
    </mrow>
    <annotation encoding="StarMath 5.0">y_G = -x sin left ( -%alpha right ) + y cos left ( - %alpha right ) + P_y</annotation>
  </semantics>
</math>
</file>

<file path=Object 3/content.xml><?xml version="1.0" encoding="utf-8"?>
<math xmlns="http://www.w3.org/1998/Math/MathML">
  <semantics>
    <mrow>
      <mrow>
        <msub>
          <mi>z</mi>
          <mi>G</mi>
        </msub>
        <mo stretchy="false">=</mo>
        <mrow>
          <mi>z</mi>
          <mo stretchy="false">+</mo>
          <msub>
            <mi>P</mi>
            <mi>z</mi>
          </msub>
        </mrow>
      </mrow>
    </mrow>
    <annotation encoding="StarMath 5.0">z_G = z + P_z</annotation>
  </semantics>
</math>
</file>

<file path=Object 4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i>x</mi>
                  </mrow>
                </mtd>
              </mtr>
              <mtr>
                <mtd>
                  <mrow>
                    <mi>y</mi>
                  </mrow>
                </mtd>
              </mtr>
              <mtr>
                <mtd>
                  <mrow>
                    <mi>z</mi>
                  </mrow>
                </mtd>
              </mtr>
            </mtable>
          </mrow>
        </mfenced>
        <mo stretchy="false">=</mo>
        <mfenced open="[" close="]">
          <mrow>
            <mi>T</mi>
          </mrow>
        </mfenced>
      </mrow>
      <mrow>
        <mfenced open="[" close="]">
          <mrow>
            <mtable>
              <mtr>
                <mtd>
                  <mrow>
                    <msub>
                      <mi>x</mi>
                      <mi>G</mi>
                    </msub>
                  </mrow>
                </mtd>
              </mtr>
              <mtr>
                <mtd>
                  <mrow>
                    <msub>
                      <mi>y</mi>
                      <mi>G</mi>
                    </msub>
                  </mrow>
                </mtd>
              </mtr>
              <mtr>
                <mtd>
                  <mrow>
                    <msub>
                      <mi>z</mi>
                      <mi>G</mi>
                    </msub>
                  </mrow>
                </mtd>
              </mtr>
            </mtable>
          </mrow>
        </mfenced>
        <mo stretchy="false">+</mo>
        <mfenced open="[" close="]">
          <mrow>
            <mi>P</mi>
          </mrow>
        </mfenced>
      </mrow>
    </mrow>
    <annotation encoding="StarMath 5.0">left [ stack {
x #
y #
z } right ] =

left [ T right ]

left [ stack {
x_G #
y_G #
z_G } right ] + 

left [ P right ]</annotation>
  </semantics>
</math>
</file>

<file path=Object 5/content.xml><?xml version="1.0" encoding="utf-8"?>
<math xmlns="http://www.w3.org/1998/Math/MathML">
  <semantics>
    <mrow>
      <mrow>
        <mfenced open="[" close="]">
          <mrow>
            <mi>T</mi>
          </mrow>
        </mfenced>
        <mo stretchy="false">=</mo>
        <mfenced open="[" close="]">
          <mrow>
            <mtable>
              <mtr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left [ T right ] = left [ matrix {
cos(%alpha) # sin(%alpha) # 0 ##
-sin(%alpha) # cos(%alpha) # 0 ##
0 # 0 # 1 } right ]</annotation>
  </semantics>
</math>
</file>

<file path=Object 6/content.xml><?xml version="1.0" encoding="utf-8"?>
<math xmlns="http://www.w3.org/1998/Math/MathML">
  <semantics>
    <mrow>
      <mrow>
        <mrow>
          <msup>
            <mfenced open="[" close="]">
              <mrow>
                <mi>T</mi>
              </mrow>
            </mfenced>
            <mrow>
              <mo stretchy="false">−</mo>
              <mn>1</mn>
            </mrow>
          </msup>
          <mo stretchy="false">=</mo>
          <msup>
            <mfenced open="[" close="]">
              <mrow>
                <mi>T</mi>
              </mrow>
            </mfenced>
            <mi>T</mi>
          </msup>
        </mrow>
        <mo stretchy="false">=</mo>
        <mfenced open="[" close="]">
          <mrow>
            <mtable>
              <mtr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</mrow>
    <annotation encoding="StarMath 5.0">left [ T right ]^-1 = left [ T right ]^T = 

left [ matrix {
cos(%alpha) # -sin(%alpha) # 0 ##
sin(%alpha) # cos(%alpha) # 0 ##
0 # 0 # 1 } right ]</annotation>
  </semantics>
</math>
</file>

<file path=Object 7/content.xml><?xml version="1.0" encoding="utf-8"?>
<math xmlns="http://www.w3.org/1998/Math/MathML">
  <semantics>
    <mrow>
      <mrow>
        <mfenced open="[" close="]">
          <mrow>
            <mi>P</mi>
          </mrow>
        </mfenced>
        <mo stretchy="false">=</mo>
        <mfenced open="[" close="]">
          <mrow>
            <mtable>
              <mtr>
                <mtd>
                  <mrow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sub>
                      <mi>P</mi>
                      <mi>y</mi>
                    </msub>
                  </mrow>
                </mtd>
              </mtr>
              <mtr>
                <mtd>
                  <mrow>
                    <msub>
                      <mi>P</mi>
                      <mi>z</mi>
                    </msub>
                  </mrow>
                </mtd>
              </mtr>
            </mtable>
          </mrow>
        </mfenced>
      </mrow>
    </mrow>
    <annotation encoding="StarMath 5.0">left [ P right ] = 
left [ stack {
P_x #
P_y #
P_z } right ]</annotation>
  </semantics>
</math>
</file>

<file path=Object 8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i>x</mi>
                  </mrow>
                </mtd>
              </mtr>
              <mtr>
                <mtd>
                  <mrow>
                    <mi>y</mi>
                  </mrow>
                </mtd>
              </mtr>
              <mtr>
                <mtd>
                  <mrow>
                    <mi>z</mi>
                  </mrow>
                </mtd>
              </mtr>
            </mtable>
          </mrow>
        </mfenced>
        <mo stretchy="false">=</mo>
        <mfenced open="[" close="]">
          <mrow>
            <mi>T</mi>
          </mrow>
        </mfenced>
      </mrow>
      <mrow>
        <mrow>
          <mfenced open="[" close="]">
            <mrow>
              <mtable>
                <mtr>
                  <mtd>
                    <mrow>
                      <msub>
                        <mi>x</mi>
                        <mi>G</mi>
                      </msub>
                    </mrow>
                  </mtd>
                </mtr>
                <mtr>
                  <mtd>
                    <mrow>
                      <msub>
                        <mi>y</mi>
                        <mi>G</mi>
                      </msub>
                    </mrow>
                  </mtd>
                </mtr>
                <mtr>
                  <mtd>
                    <mrow>
                      <msub>
                        <mi>z</mi>
                        <mi>G</mi>
                      </msub>
                    </mrow>
                  </mtd>
                </mtr>
              </mtable>
            </mrow>
          </mfenced>
          <mo stretchy="false">+</mo>
          <mfenced open="[" close="]">
            <mrow>
              <mi>P</mi>
            </mrow>
          </mfenced>
        </mrow>
        <mo stretchy="false">=</mo>
        <mfenced open="[" close="]">
          <mrow>
            <mtable>
              <mtr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sin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row>
                      <mo stretchy="false">−</mo>
                      <mi>sin</mi>
                    </mrow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sub>
                      <mi>x</mi>
                      <mi>G</mi>
                    </msub>
                  </mrow>
                </mtd>
              </mtr>
              <mtr>
                <mtd>
                  <mrow>
                    <msub>
                      <mi>y</mi>
                      <mi>G</mi>
                    </msub>
                  </mrow>
                </mtd>
              </mtr>
              <mtr>
                <mtd>
                  <mrow>
                    <msub>
                      <mi>z</mi>
                      <mi>G</mi>
                    </msub>
                  </mrow>
                </mtd>
              </mtr>
            </mtable>
          </mrow>
        </mfenced>
        <mo stretchy="false">+</mo>
        <mfenced open="[" close="]">
          <mrow>
            <mtable>
              <mtr>
                <mtd>
                  <mrow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sub>
                      <mi>P</mi>
                      <mi>y</mi>
                    </msub>
                  </mrow>
                </mtd>
              </mtr>
              <mtr>
                <mtd>
                  <mrow>
                    <msub>
                      <mi>P</mi>
                      <mi>z</mi>
                    </msub>
                  </mrow>
                </mtd>
              </mtr>
            </mtable>
          </mrow>
        </mfenced>
      </mrow>
    </mrow>
    <annotation encoding="StarMath 5.0">left [ stack {
x #
y #
z } right ] =

left [ T right ]

left [ stack {
x_G #
y_G #
z_G } right ] + 

left [ P right ]

= 

left [ matrix {
cos(%alpha) # sin(%alpha) # 0 ##
-sin(%alpha) # cos(%alpha) # 0 ##
0 # 0 # 1 } right ]

left [ stack {
x_G #
y_G #
z_G } right ] + 

left [ stack {
P_x #
P_y #
P_z } right ]</annotation>
  </semantics>
</math>
</file>

<file path=Object 9/content.xml><?xml version="1.0" encoding="utf-8"?>
<math xmlns="http://www.w3.org/1998/Math/MathML">
  <semantics>
    <mrow>
      <mrow>
        <mfenced open="[" close="]">
          <mrow>
            <mtable>
              <mtr>
                <mtd>
                  <mrow>
                    <msub>
                      <mi>x</mi>
                      <mi>G</mi>
                    </msub>
                  </mrow>
                </mtd>
              </mtr>
              <mtr>
                <mtd>
                  <mrow>
                    <msub>
                      <mi>y</mi>
                      <mi>G</mi>
                    </msub>
                  </mrow>
                </mtd>
              </mtr>
              <mtr>
                <mtd>
                  <mrow>
                    <msub>
                      <mi>z</mi>
                      <mi>G</mi>
                    </msub>
                  </mrow>
                </mtd>
              </mtr>
            </mtable>
          </mrow>
        </mfenced>
        <mo stretchy="false">=</mo>
        <msup>
          <mfenced open="[" close="]">
            <mrow>
              <mi>T</mi>
            </mrow>
          </mfenced>
          <mi>T</mi>
        </msup>
      </mrow>
      <mrow>
        <mrow>
          <mfenced open="[" close="]">
            <mrow>
              <mtable>
                <mtr>
                  <mtd>
                    <mrow>
                      <mi>x</mi>
                    </mrow>
                  </mtd>
                </mtr>
                <mtr>
                  <mtd>
                    <mrow>
                      <mi>y</mi>
                    </mrow>
                  </mtd>
                </mtr>
                <mtr>
                  <mtd>
                    <mrow>
                      <mi>z</mi>
                    </mrow>
                  </mtd>
                </mtr>
              </mtable>
            </mrow>
          </mfenced>
          <mo stretchy="false">−</mo>
          <mfenced open="[" close="]">
            <mrow>
              <mi>P</mi>
            </mrow>
          </mfenced>
        </mrow>
        <mo stretchy="false">=</mo>
        <mfenced open="[" close="]">
          <mrow>
            <mtable>
              <mtr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row>
                      <mo stretchy="false">−</mo>
                      <mi>sin</mi>
                    </mrow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i>sin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i>cos</mi>
                    <mrow>
                      <mo stretchy="false">(</mo>
                      <mrow>
                        <mo stretchy="false">α</mo>
                      </mrow>
                      <mo stretchy="false">)</mo>
                    </mrow>
                  </mrow>
                </mtd>
                <mtd>
                  <mrow>
                    <mn>0</mn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n>0</mn>
                  </mrow>
                </mtd>
                <mtd>
                  <mrow>
                    <mn>1</mn>
                  </mrow>
                </mtd>
              </mtr>
            </mtable>
          </mrow>
        </mfenced>
      </mrow>
      <mrow>
        <mfenced open="[" close="]">
          <mrow>
            <mtable>
              <mtr>
                <mtd>
                  <mrow>
                    <mi>x</mi>
                  </mrow>
                </mtd>
              </mtr>
              <mtr>
                <mtd>
                  <mrow>
                    <mi>y</mi>
                  </mrow>
                </mtd>
              </mtr>
              <mtr>
                <mtd>
                  <mrow>
                    <mi>z</mi>
                  </mrow>
                </mtd>
              </mtr>
            </mtable>
          </mrow>
        </mfenced>
        <mo stretchy="false">−</mo>
        <mfenced open="[" close="]">
          <mrow>
            <mtable>
              <mtr>
                <mtd>
                  <mrow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sub>
                      <mi>P</mi>
                      <mi>y</mi>
                    </msub>
                  </mrow>
                </mtd>
              </mtr>
              <mtr>
                <mtd>
                  <mrow>
                    <msub>
                      <mi>P</mi>
                      <mi>z</mi>
                    </msub>
                  </mrow>
                </mtd>
              </mtr>
            </mtable>
          </mrow>
        </mfenced>
      </mrow>
    </mrow>
    <annotation encoding="StarMath 5.0">left [ stack {
x_G #
y_G #
z_G } right ] =

left [ T right ]^T

left [ stack {
x #
y #
z } right ] - 

left [ P right ]

= 

left [ matrix {
cos(%alpha) # -sin(%alpha) # 0 ##
sin(%alpha) # cos(%alpha) # 0 ##
0 # 0 # 1 } right ]

left [ stack {
x #
y #
z } right ] -

left [ stack {
P_x #
P_y #
P_z } right ]</annotation>
  </semantics>
</math>
</file>